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arning Vector Quantiza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.393533211" calcext:value-type="float">
            <text:p>3.393533211</text:p>
          </table:table-cell>
          <table:table-cell office:value-type="float" office:value="2.331273381" calcext:value-type="float">
            <text:p>2.331273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.110073483" calcext:value-type="float">
            <text:p>3.110073483</text:p>
          </table:table-cell>
          <table:table-cell office:value-type="float" office:value="1.781539638" calcext:value-type="float">
            <text:p>1.781539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.343808831" calcext:value-type="float">
            <text:p>1.343808831</text:p>
          </table:table-cell>
          <table:table-cell office:value-type="float" office:value="3.368360954" calcext:value-type="float">
            <text:p>3.3683609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.582294042" calcext:value-type="float">
            <text:p>3.582294042</text:p>
          </table:table-cell>
          <table:table-cell office:value-type="float" office:value="4.67917911" calcext:value-type="float">
            <text:p>4.679179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.280362439" calcext:value-type="float">
            <text:p>2.280362439</text:p>
          </table:table-cell>
          <table:table-cell office:value-type="float" office:value="2.866990263" calcext:value-type="float">
            <text:p>2.866990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.423436942" calcext:value-type="float">
            <text:p>7.423436942</text:p>
          </table:table-cell>
          <table:table-cell office:value-type="float" office:value="4.696522875" calcext:value-type="float">
            <text:p>4.696522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.745051997" calcext:value-type="float">
            <text:p>5.745051997</text:p>
          </table:table-cell>
          <table:table-cell office:value-type="float" office:value="3.533989803" calcext:value-type="float">
            <text:p>3.5339898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.172168622" calcext:value-type="float">
            <text:p>9.172168622</text:p>
          </table:table-cell>
          <table:table-cell office:value-type="float" office:value="2.511101045" calcext:value-type="float">
            <text:p>2.511101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.792783481" calcext:value-type="float">
            <text:p>7.792783481</text:p>
          </table:table-cell>
          <table:table-cell office:value-type="float" office:value="3.424088941" calcext:value-type="float">
            <text:p>3.4240889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.939820817" calcext:value-type="float">
            <text:p>7.939820817</text:p>
          </table:table-cell>
          <table:table-cell office:value-type="float" office:value="0.791637231" calcext:value-type="float">
            <text:p>0.791637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1. Initial Codebook Vecto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 choose a number of codebook vectors 4 in this example, and pick 2 of each cl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values for the vectors can be chosen randoml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.582294042" calcext:value-type="float">
            <text:p>3.582294042</text:p>
          </table:table-cell>
          <table:table-cell office:value-type="float" office:value="0.791637231" calcext:value-type="float">
            <text:p>0.7916372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.792783481" calcext:value-type="float">
            <text:p>7.792783481</text:p>
          </table:table-cell>
          <table:table-cell office:value-type="float" office:value="2.331273381" calcext:value-type="float">
            <text:p>2.331273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.939820817" calcext:value-type="float">
            <text:p>7.939820817</text:p>
          </table:table-cell>
          <table:table-cell office:value-type="float" office:value="2.866990263" calcext:value-type="float">
            <text:p>2.866990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.393533211" calcext:value-type="float">
            <text:p>3.393533211</text:p>
          </table:table-cell>
          <table:table-cell office:value-type="float" office:value="4.67917911" calcext:value-type="float">
            <text:p>4.679179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2. Update Codebook Vectors for One Patter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t’s take the first training patter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.393533211" calcext:value-type="float">
            <text:p>3.393533211</text:p>
          </table:table-cell>
          <table:table-cell office:value-type="float" office:value="2.331273381" calcext:value-type="float">
            <text:p>2.331273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1 Calculate Euclidean Distance from the training pattern to each codebook v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X1-X1)^2</text:p>
          </table:table-cell>
          <table:table-cell office:value-type="string" calcext:value-type="string">
            <text:p>(X2-X2)^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Best Matching Unit ?</text:p>
          </table:table-cell>
        </table:table-row>
        <table:table-row table:style-name="ro2">
          <table:table-cell table:formula="of:=([.A21]-[.$A$29])^2" office:value-type="float" office:value="0.0356306513198105" calcext:value-type="float">
            <text:p>0.0356306513</text:p>
          </table:table-cell>
          <table:table-cell table:formula="of:=([.B21]-[.$B$29])^2" office:value-type="float" office:value="2.37047947438682" calcext:value-type="float">
            <text:p>2.3704794744</text:p>
          </table:table-cell>
          <table:table-cell table:formula="of:=[.A32]+[.B32]" office:value-type="float" office:value="2.40611012570663" calcext:value-type="float">
            <text:p>2.4061101257</text:p>
          </table:table-cell>
          <table:table-cell table:formula="of:=SQRT([.C32])" office:value-type="float" office:value="1.55116411952657" calcext:value-type="float">
            <text:p>1.5511641195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([.A22]-[.$A$29])^2" office:value-type="float" office:value="19.3534029380951" calcext:value-type="float">
            <text:p>19.3534029381</text:p>
          </table:table-cell>
          <table:table-cell table:formula="of:=([.B22]-[.$B$29])^2" office:value-type="float" office:value="0" calcext:value-type="float">
            <text:p>0</text:p>
          </table:table-cell>
          <table:table-cell table:formula="of:=[.A33]+[.B33]" office:value-type="float" office:value="19.3534029380951" calcext:value-type="float">
            <text:p>19.3534029381</text:p>
          </table:table-cell>
          <table:table-cell table:formula="of:=SQRT([.C33])" office:value-type="float" office:value="4.39925027" calcext:value-type="float">
            <text:p>4.39925027</text:p>
          </table:table-cell>
          <table:table-cell/>
        </table:table-row>
        <table:table-row table:style-name="ro2">
          <table:table-cell table:formula="of:=([.A23]-[.$A$29])^2" office:value-type="float" office:value="20.6687309964692" calcext:value-type="float">
            <text:p>20.6687309965</text:p>
          </table:table-cell>
          <table:table-cell table:formula="of:=([.B23]-[.$B$29])^2" office:value-type="float" office:value="0.286992577659802" calcext:value-type="float">
            <text:p>0.2869925777</text:p>
          </table:table-cell>
          <table:table-cell table:formula="of:=[.A34]+[.B34]" office:value-type="float" office:value="20.955723574129" calcext:value-type="float">
            <text:p>20.9557235741</text:p>
          </table:table-cell>
          <table:table-cell table:formula="of:=SQRT([.C34])" office:value-type="float" office:value="4.5777421917501" calcext:value-type="float">
            <text:p>4.5777421918</text:p>
          </table:table-cell>
          <table:table-cell/>
        </table:table-row>
        <table:table-row table:style-name="ro2">
          <table:table-cell table:formula="of:=([.A24]-[.$A$29])^2" office:value-type="float" office:value="0" calcext:value-type="float">
            <text:p>0</text:p>
          </table:table-cell>
          <table:table-cell table:formula="of:=([.B24]-[.$B$29])^2" office:value-type="float" office:value="5.51266131227102" calcext:value-type="float">
            <text:p>5.5126613123</text:p>
          </table:table-cell>
          <table:table-cell table:formula="of:=[.A35]+[.B35]" office:value-type="float" office:value="5.51266131227102" calcext:value-type="float">
            <text:p>5.5126613123</text:p>
          </table:table-cell>
          <table:table-cell table:formula="of:=SQRT([.C35])" office:value-type="float" office:value="2.347905729" calcext:value-type="float">
            <text:p>2.347905729</text:p>
          </table:table-cell>
          <table:table-cell/>
        </table:table-row>
        <table:table-row table:style-name="ro2">
          <table:table-cell table:style-name="ce2" office:value-type="string" calcext:value-type="string">
            <text:p>2.2 Update the Best Matching Un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best matching unit need to be moved closer to the training pattern if it is the same clas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mu j = bmu j + alpha × (training j − bmu j 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 further away if the classes diffe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mu j = bmu j − alpha × (training j − bmu j 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 this case, they have the same class so we moved them closer for alpha = 0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.7</text:p>
          </table:table-cell>
          <table:table-cell table:formula="of:=[.A21]+[.A43]*([.A29]-[.A21])" office:value-type="float" office:value="3.4501614603" calcext:value-type="float">
            <text:p>3.4501614603</text:p>
          </table:table-cell>
          <table:table-cell table:formula="of:=[.B21]+[.A43]*([.B29]-[.B21])" office:value-type="float" office:value="1.869382536" calcext:value-type="float">
            <text:p>1.8693825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3 Update For One Epo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 restart from the step 2, with selecting the other pattern till there is no other patter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ce all pattern pass we can restart from the the first pattern, and we iterate the epo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 each epoch we have to update the learning rate, by do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pha = alpha * (1 – epoch_n / max_epoch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te for one epoch (passes through the 10 patterns), we g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.55988367" calcext:value-type="float">
            <text:p>2.55988367</text:p>
          </table:table-cell>
          <table:table-cell office:value-type="float" office:value="2.549260936" calcext:value-type="float">
            <text:p>2.5492609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.048389028" calcext:value-type="float">
            <text:p>6.048389028</text:p>
          </table:table-cell>
          <table:table-cell office:value-type="float" office:value="3.195023766" calcext:value-type="float">
            <text:p>3.1950237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.343461045" calcext:value-type="float">
            <text:p>7.343461045</text:p>
          </table:table-cell>
          <table:table-cell office:value-type="float" office:value="3.512289796" calcext:value-type="float">
            <text:p>3.5122897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.700572642" calcext:value-type="float">
            <text:p>5.700572642</text:p>
          </table:table-cell>
          <table:table-cell office:value-type="float" office:value="6.239052716" calcext:value-type="float">
            <text:p>6.239052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3. We predict by doing the same as step 2.1, but now we predict the BMU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30:11.511475372</meta:creation-date>
    <dc:date>2017-12-12T11:39:12.748766813</dc:date>
    <meta:editing-duration>PT15M40S</meta:editing-duration>
    <meta:editing-cycles>1</meta:editing-cycles>
    <meta:document-statistic meta:table-count="1" meta:cell-count="117" meta:object-count="0"/>
    <meta:generator>LibreOffice/5.1.6.2$Linux_X86_64 LibreOffice_project/10m0$Build-2</meta:generator>
  </office:meta>
</office:document-meta>
</file>